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Ubuntu1" svg:font-family="Ubuntu" style:font-family-generic="system" style:font-pitch="variable"/>
  </office:font-face-decls>
  <office:automatic-styles>
    <style:style style:name="P1" style:family="paragraph" style:parent-style-name="Text_20_body">
      <style:text-properties style:font-name="Ubuntu" fo:font-size="11pt" style:font-size-asian="11pt" style:font-size-complex="11pt"/>
    </style:style>
    <style:style style:name="P2" style:family="paragraph" style:parent-style-name="Text_20_body">
      <style:text-properties style:font-name="Ubuntu" fo:font-size="11pt" officeooo:paragraph-rsid="0033dcfb" style:font-size-asian="11pt" style:font-size-complex="11pt"/>
    </style:style>
    <style:style style:name="P3" style:family="paragraph" style:parent-style-name="Text_20_body">
      <style:text-properties style:font-name="Ubuntu" fo:font-size="11pt" officeooo:paragraph-rsid="00346029" style:font-size-asian="11pt" style:font-size-complex="11pt"/>
    </style:style>
    <style:style style:name="P4" style:family="paragraph" style:parent-style-name="Text_20_body">
      <style:text-properties style:font-name="Ubuntu" fo:font-size="11pt" officeooo:paragraph-rsid="0037955e" style:font-size-asian="11pt" style:font-size-complex="11pt"/>
    </style:style>
    <style:style style:name="P5" style:family="paragraph" style:parent-style-name="Text_20_body">
      <style:text-properties style:font-name="Ubuntu" fo:font-size="11pt" officeooo:paragraph-rsid="0038511f" style:font-size-asian="11pt" style:font-size-complex="11pt"/>
    </style:style>
    <style:style style:name="P6" style:family="paragraph" style:parent-style-name="Standard">
      <style:text-properties fo:color="#000000" style:font-name="Ubuntu" fo:font-size="11pt" fo:language="en" fo:country="GB" officeooo:paragraph-rsid="0038511f" style:letter-kerning="true" style:font-name-asian="Arial" style:font-size-asian="11pt" style:language-asian="hi" style:country-asian="IN" style:font-name-complex="Ubuntu1" style:font-size-complex="11pt"/>
    </style:style>
    <style:style style:name="T1" style:family="text">
      <style:text-properties fo:language="en" fo:country="GB" style:language-asian="hi" style:country-asian="IN"/>
    </style:style>
    <style:style style:name="T2" style:family="text">
      <style:text-properties fo:language="en" fo:country="GB" officeooo:rsid="0033dcfb" style:language-asian="hi" style:country-asian="IN"/>
    </style:style>
    <style:style style:name="T3" style:family="text">
      <style:text-properties fo:language="en" fo:country="GB" officeooo:rsid="0037955e" style:language-asian="hi" style:country-asian="IN"/>
    </style:style>
    <style:style style:name="T4" style:family="text">
      <style:text-properties officeooo:rsid="0035ad9d"/>
    </style:style>
    <style:style style:name="T5" style:family="text">
      <style:text-properties officeooo:rsid="0037955e"/>
    </style:style>
    <style:style style:name="T6" style:family="text">
      <style:text-properties officeooo:rsid="0039fed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feel I have a lot to offer as a computer science teacher due to my significant professional experience in industry, passion for my subject, and my desire to enthuse and motivate young people to share my interest. </text:p>
      <text:p text:style-name="P1">My enthusiasm for computer science was sparked in the 1980’s when I worked in the printing industry, was further developed through post graduate study for an MSc, and then fully realised over a long career working as a software engineer. I now want to inspire the next generation and really make a difference in my working life by retraining as a <text:span text:style-name="T4">c</text:span>omputer <text:span text:style-name="T4">s</text:span>cience teacher.</text:p>
      <text:p text:style-name="P5">In my working life as a software engineer I am faced with a series of problems to be solved. It is very important to clearly define the problem and identify a series of time-limited steps required to achieve resolution. These steps need to be completed in a methodical and organised manner, at the same time keeping a firm grasp on the overall objective. These skills I hope are transferable to those of a modern teacher.</text:p>
      <text:p text:style-name="P3">I have received very positive performance feedback regarding my ability to reduce complicated concepts to their essence, and expressing these clearly. An aspect of my work involves supporting our engineers and customers <text:span text:style-name="T4">and </text:span>I have always taken pride in offering clear and simple first-time solutions.</text:p>
      <text:p text:style-name="P2">My desire to teach was sparked by some volunteering I did instructing scouts in orienteering and camp craft; the satisfaction achieved as they successfully acquired their new skills was very rewarding.</text:p>
      <text:p text:style-name="P4"><text:span text:style-name="T1">To nurture my new enthusiasm I began to volunteer at CoderDojo in Brighton and have now completed over </text:span><text:span text:style-name="T2">5</text:span><text:span text:style-name="T1">0 hours </text:span><text:span text:style-name="T3">in direct contact with secondary school-aged children. </text:span><text:span text:style-name="T1">I have learned a huge amount about how to mentor problem solving by breaking the activity down into sequences and algorithms without getting lost in the code detail. </text:span>I <text:span text:style-name="T5">find it exhilarating </text:span>establishing a rapport with individuals and seeing them gain the confidence and experience to solve increasingly difficult coding problems.</text:p>
      <text:p text:style-name="P1">I ha<text:span text:style-name="T6">d four sessions </text:span>observing a computer science teacher and then running a project during the after school computing club. I was quickly made very aware of the importance of thorough preparation but also how vital it is to let the lesson flow and allow curiosity to dictate proceedings occasionally. In a similar balancing act, the teacher I observed, was able to maintain a disciplined positive learning environment without curtailing pupils’ involvement and engagement. The lessons were well presented, using a variety of media and questions were fielded without losing the lesson focus. These advanced skills I know are hard won but I relish the challenge acquiring them presents.</text:p>
      <text:p text:style-name="P1">I am interested in how physical computing and robotics can be leveraged to generate enthusiasm for computing. I can see how computing can facilitate cross-curricular activity too, and not just into the other STEM subjects but also into the creative arts and design.</text:p>
      <text:p text:style-name="P6">Outside of work I am a keen cyclist and active member of Brighton Mitre Cycle Club. I also very much enjoy music, particularly live music played in the smaller venues in Brighton or at summer festivals. I am married, my wife works in Public Health, and we have three children.</text:p>
      <text:p text:style-name="P1"/>
      <text:p text:style-name="P1"><text:s/></text:p>
      <text:p text:style-name="P1"/>
      <text:p text:style-name="P1"><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7T15:07:42.838554895</meta:creation-date>
    <dc:date>2019-02-10T14:47:21.769002891</dc:date>
    <meta:editing-duration>PT52M56S</meta:editing-duration>
    <meta:editing-cycles>15</meta:editing-cycles>
    <meta:generator>LibreOffice/6.0.7.3$Linux_X86_64 LibreOffice_project/00m0$Build-3</meta:generator>
    <meta:document-statistic meta:table-count="0" meta:image-count="0" meta:object-count="0" meta:page-count="1" meta:paragraph-count="11" meta:word-count="533" meta:character-count="3231" meta:non-whitespace-character-count="2704"/>
  </office:meta>
</office:document-meta>
</file>